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mountDTO.setAmount( BigDecimal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mountDTO.setCurrency( Currency 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mountDTO.getAm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mountDTO.getCurr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